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7.894cm" presentation:class="title" presentation:user-transformed="true">
          <draw:text-box>
            <text:p>Introduction to gd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ing gd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pen your terminal (ctrl+alt+t)</text:p>
              </text:list-item>
              <text:list-item>
                <text:p>sudo apt-get update (ensures apt knows the latest packages)</text:p>
              </text:list-item>
              <text:list-item>
                <text:p>sudo apt-get install gd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iling and starting GD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ile using -g option to generate debugging information. (stores it in the executable)</text:p>
              </text:list-item>
              <text:list-item>
                <text:p>Example- $gcc -g hello.c -o hello.o</text:p>
              </text:list-item>
              <text:list-item>
                <text:p>$gdb &lt;executable&gt; loads the &lt;executable&gt; for debugging in gdb</text:p>
              </text:list-item>
              <text:list-item>
                <text:p>Example- $gdb hello.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a progra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o run the executable use ‘run’ command</text:p>
              </text:list-item>
              <text:list-item>
                <text:p>Example – (gdb) run</text:p>
              </text:list-item>
              <text:list-item>
                <text:p>run args – sets the arguments to the main function of the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ting a breakpoi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reakpoint pauses execution at a certain line in the source code. </text:p>
              </text:list-item>
              <text:list-item>
                <text:p>Break &lt;x&gt;</text:p>
                <text:p>where x can be: function,line number, filename:function, filename:linenumber</text:p>
              </text:list-item>
              <text:list-item>
                <text:p>Example- break main (sets a breakpoint for main function) </text:p>
              </text:list-item>
              <text:list-item>
                <text:p>delete &lt;breakpoint number&gt;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ping through the cod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ext,step,continue command examine <text:s/>a program as it executes.</text:p>
              </text:list-item>
              <text:list-item>
                <text:p>Next executes 1 line of source code in the current function.</text:p>
              </text:list-item>
              <text:list-item>
                <text:p>Step is similar to next but will step <text:span text:style-name="T1">inside </text:span><text:span text:style-name="T2">a function that is called on the current li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playing 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int and watch commands</text:p>
              </text:list-item>
              <text:list-item>
                <text:p>print can display the value of variable specified in the given function</text:p>
              </text:list-item>
              <text:list-item>
                <text:p>watch is like a breakpoint that stops execution whenever the value of specified variable chang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ubts?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ust type ‘help’ once you fire up gdb to give you a list of all commands that can be used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07:36:55.924941467</meta:creation-date>
    <dc:date>2017-01-18T13:29:48.516283553</dc:date>
    <meta:editing-duration>PT22M20S</meta:editing-duration>
    <meta:editing-cycles>4</meta:editing-cycles>
    <meta:generator>LibreOffice/5.1.4.2$Linux_X86_64 LibreOffice_project/10m0$Build-2</meta:generator>
    <meta:document-statistic meta:object-count="52"/>
  </office:meta>
</office:document-meta>
</file>